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00000003F6EC73EDDF684FFBE.png" manifest:media-type="image/png"/>
  <manifest:file-entry manifest:full-path="Pictures/100002010000012F0000007DE3291A1F2F49A396.png" manifest:media-type="image/png"/>
  <manifest:file-entry manifest:full-path="Pictures/10000201000000D70000003E15375418F4982E09.png" manifest:media-type="image/png"/>
  <manifest:file-entry manifest:full-path="Pictures/100002010000026700000035C524899EF130D25E.png" manifest:media-type="image/png"/>
  <manifest:file-entry manifest:full-path="Pictures/10000201000001F3000000A53846DFA572372F2D.png" manifest:media-type="image/png"/>
  <manifest:file-entry manifest:full-path="Pictures/10000201000001FA00000111CF63303FB3044F1A.png" manifest:media-type="image/png"/>
  <manifest:file-entry manifest:full-path="Pictures/10000201000001AD0000006F5349F2017A3BE565.png" manifest:media-type="image/png"/>
  <manifest:file-entry manifest:full-path="Pictures/10000201000002D800000133FDF40B9DA8E31B37.png" manifest:media-type="image/png"/>
  <manifest:file-entry manifest:full-path="Pictures/100002010000013E0000008B250A265BB792D005.png" manifest:media-type="image/png"/>
  <manifest:file-entry manifest:full-path="Pictures/100002010000023F0000003948BB384AE649326F.png" manifest:media-type="image/png"/>
  <manifest:file-entry manifest:full-path="Pictures/1000020100000140000000F81F35F47D595ED31E.png" manifest:media-type="image/png"/>
  <manifest:file-entry manifest:full-path="Pictures/10000201000001830000005AC42C86B0E9BACDA1.png" manifest:media-type="image/png"/>
  <manifest:file-entry manifest:full-path="Pictures/10000201000002B6000000A1A83B3332CE5E7B7B.png" manifest:media-type="image/png"/>
  <manifest:file-entry manifest:full-path="Pictures/1000020100000202000000DFFA333B53EB581FB6.png" manifest:media-type="image/png"/>
  <manifest:file-entry manifest:full-path="Pictures/100002010000023D000000EF2E4C7ACA36BF6449.png" manifest:media-type="image/png"/>
  <manifest:file-entry manifest:full-path="Pictures/100002010000026200000190D8AFD20F0A60D065.png" manifest:media-type="image/png"/>
  <manifest:file-entry manifest:full-path="Pictures/10000201000001B700000033362EB40485272240.png" manifest:media-type="image/png"/>
  <manifest:file-entry manifest:full-path="Pictures/1000020100000259000001772E1A0009961964CC.png" manifest:media-type="image/png"/>
  <manifest:file-entry manifest:full-path="Pictures/10000201000003210000011523282DF77FB4378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officeooo:paragraph-rsid="00090086" style:font-size-asian="10pt" style:font-size-complex="10pt"/>
    </style:style>
    <style:style style:name="T1" style:family="text">
      <style:text-properties fo:color="#000000" style:font-name="Comic Sans MS" fo:font-weight="bold" officeooo:rsid="001153c4" style:font-weight-asian="bold" style:font-weight-complex="bold"/>
    </style:style>
    <style:style style:name="T2" style:family="text">
      <style:text-properties fo:color="#000000" style:font-name="Comic Sans MS" fo:font-weight="bold" officeooo:rsid="000f4542" style:font-weight-asian="bold" style:font-weight-complex="bold"/>
    </style:style>
    <style:style style:name="T3" style:family="text">
      <style:text-properties style:font-name="Comic Sans MS" fo:font-weight="bold" officeooo:rsid="002425cb" style:font-weight-asian="bold" style:font-weight-complex="bold"/>
    </style:style>
    <style:style style:name="T4" style:family="text">
      <style:text-properties style:font-name="Comic Sans MS" fo:font-weight="bold" officeooo:rsid="0009008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 </text:span><text:span text:style-name="T2">6</text:span><text:span text:style-name="T1"> : </text:span><text:span text:style-name="T2">Fonction exponentielle de base a</text:span><text:span text:style-name="T3">: exercices </text:span><text:span text:style-name="T4">corrigés</text:span></text:p>
      <text:p text:style-name="Standard"/>
      <text:p text:style-name="Standard"/>
      <text:p text:style-name="Standard"><draw:frame draw:style-name="fr1" draw:name="Image1" text:anchor-type="paragraph" svg:x="0.557cm" svg:y="0.176cm" svg:width="8.892cm" svg:height="1.667cm" draw:z-index="0"><draw:image xlink:href="Pictures/10000201000001500000003F6EC73EDDF684FFB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2" text:anchor-type="paragraph" svg:x="0.748cm" svg:y="0.062cm" svg:width="5.689cm" svg:height="1.64cm" draw:z-index="1"><draw:image xlink:href="Pictures/10000201000000D70000003E15375418F4982E09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3" text:anchor-type="paragraph" svg:x="1.009cm" svg:y="0.24cm" svg:width="16.274cm" svg:height="1.402cm" draw:z-index="2"><draw:image xlink:href="Pictures/100002010000026700000035C524899EF130D25E.png" xlink:type="simple" xlink:show="embed" xlink:actuate="onLoad" loext:mime-type="image/png"/></draw:frame><draw:frame draw:style-name="fr1" draw:name="Image4" text:anchor-type="paragraph" svg:x="1.009cm" svg:y="1.469cm" svg:width="8.017cm" svg:height="3.307cm" draw:z-index="3"><draw:image xlink:href="Pictures/100002010000012F0000007DE3291A1F2F49A39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0.836cm" svg:y="0.076cm" svg:width="13.39cm" svg:height="7.223cm" draw:z-index="4"><draw:image xlink:href="Pictures/10000201000001FA00000111CF63303FB3044F1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0.677cm" svg:y="0cm" svg:width="17cm" svg:height="7.168cm" draw:z-index="5"><draw:image xlink:href="Pictures/10000201000002D800000133FDF40B9DA8E31B37.png" xlink:type="simple" xlink:show="embed" xlink:actuate="onLoad" loext:mime-type="image/png"/></draw:frame></text:p>
      <text:p text:style-name="Standard"/>
      <text:p text:style-name="Standard"><draw:frame draw:style-name="fr1" draw:name="Image7" text:anchor-type="paragraph" svg:x="0.413cm" svg:y="0.046cm" svg:width="8.414cm" svg:height="3.678cm" draw:z-index="6"><draw:image xlink:href="Pictures/100002010000013E0000008B250A265BB792D005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paragraph" svg:x="0.31cm" svg:y="0.164cm" svg:width="13.204cm" svg:height="4.366cm" draw:z-index="7"><draw:image xlink:href="Pictures/10000201000001F3000000A53846DFA572372F2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x="0.122cm" svg:y="0.28cm" svg:width="8.467cm" svg:height="6.562cm" draw:z-index="8"><draw:image xlink:href="Pictures/1000020100000140000000F81F35F47D595ED31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paragraph" svg:x="0.559cm" svg:y="0.222cm" svg:width="10.239cm" svg:height="2.381cm" draw:z-index="9"><draw:image xlink:href="Pictures/10000201000001830000005AC42C86B0E9BACDA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paragraph" svg:x="0.353cm" svg:y="0.076cm" svg:width="17cm" svg:height="3.942cm" draw:z-index="10"><draw:image xlink:href="Pictures/10000201000002B6000000A1A83B3332CE5E7B7B.png" xlink:type="simple" xlink:show="embed" xlink:actuate="onLoad" loext:mime-type="image/png"/></draw:frame><draw:frame draw:style-name="fr1" draw:name="Image12" text:anchor-type="paragraph" svg:x="0.335cm" svg:y="4.329cm" svg:width="15.215cm" svg:height="1.508cm" draw:z-index="11"><draw:image xlink:href="Pictures/100002010000023F0000003948BB384AE649326F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3" text:anchor-type="paragraph" svg:x="0.73cm" svg:y="-0.152cm" svg:width="13.601cm" svg:height="5.9cm" draw:z-index="12"><draw:image xlink:href="Pictures/1000020100000202000000DFFA333B53EB581FB6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4" text:anchor-type="paragraph" svg:x="0.508cm" svg:y="0cm" svg:width="15.162cm" svg:height="6.324cm" draw:z-index="13"><draw:image xlink:href="Pictures/100002010000023D000000EF2E4C7ACA36BF6449.png" xlink:type="simple" xlink:show="embed" xlink:actuate="onLoad" loext:mime-type="image/png"/></draw:frame></text:p>
      <text:p text:style-name="Standard"/>
      <text:p text:style-name="Standard"><draw:frame draw:style-name="fr2" draw:name="Image15" text:anchor-type="paragraph" svg:width="16.141cm" svg:height="10.583cm" draw:z-index="14"><draw:image xlink:href="Pictures/100002010000026200000190D8AFD20F0A60D065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><draw:frame draw:style-name="fr1" draw:name="Image16" text:anchor-type="paragraph" svg:x="-0.305cm" svg:y="0cm" svg:width="11.615cm" svg:height="1.349cm" draw:z-index="15"><draw:image xlink:href="Pictures/10000201000001B700000033362EB4048527224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17" text:anchor-type="paragraph" svg:x="-0.452cm" svg:y="0cm" svg:width="15.903cm" svg:height="9.924cm" draw:z-index="16"><draw:image xlink:href="Pictures/1000020100000259000001772E1A0009961964CC.png" xlink:type="simple" xlink:show="embed" xlink:actuate="onLoad" loext:mime-type="image/png"/></draw:frame><draw:frame draw:style-name="fr1" draw:name="Image18" text:anchor-type="paragraph" svg:x="-0.175cm" svg:y="9.922cm" svg:width="11.352cm" svg:height="2.937cm" draw:z-index="17"><draw:image xlink:href="Pictures/10000201000001AD0000006F5349F2017A3BE56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9" text:anchor-type="paragraph" svg:x="-0.824cm" svg:y="0.296cm" svg:width="17cm" svg:height="5.877cm" draw:z-index="18"><draw:image xlink:href="Pictures/10000201000003210000011523282DF77FB4378A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4T10:16:00.085000000</meta:creation-date>
    <dc:date>2020-11-09T13:45:36.312000000</dc:date>
    <meta:editing-duration>PT14M48S</meta:editing-duration>
    <meta:editing-cycles>3</meta:editing-cycles>
    <meta:generator>LibreOffice/6.4.2.2$Windows_X86_64 LibreOffice_project/4e471d8c02c9c90f512f7f9ead8875b57fcb1ec3</meta:generator>
    <meta:document-statistic meta:table-count="0" meta:image-count="19" meta:object-count="0" meta:page-count="4" meta:paragraph-count="1" meta:word-count="10" meta:character-count="59" meta:non-whitespace-character-count="50"/>
  </office:meta>
</office:document-meta>
</file>